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Lohit Hindi1" svg:font-family="'Lohit Hindi'"/>
    <style:font-face style:name="verdana" svg:font-family="verdana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verdana" fo:font-size="9pt" fo:letter-spacing="normal" fo:font-style="normal" fo:font-weight="normal"/>
    </style:style>
    <style:style style:name="P7" style:family="paragraph" style:parent-style-name="Preformatted_20_Text">
      <style:text-properties fo:font-variant="normal" fo:text-transform="none" fo:color="#000000" style:font-name="verdana" fo:font-size="9pt" fo:letter-spacing="normal" fo:font-style="normal" fo:font-weight="normal"/>
    </style:style>
    <style:style style:name="P8" style:family="paragraph" style:parent-style-name="Preformatted_20_Text">
      <style:paragraph-properties fo:orphans="2" fo:widows="2"/>
    </style:style>
    <style:style style:name="P9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style:font-name="verdana" fo:font-size="9pt" fo:letter-spacing="normal" fo:font-style="normal" fo:font-weight="normal"/>
    </style:style>
    <style:style style:name="P10" style:family="paragraph" style:parent-style-name="Preformatted_20_Text">
      <style:paragraph-properties fo:margin-top="0cm" fo:margin-bottom="0.499cm" fo:orphans="2" fo:widows="2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23710 Assessed Assignment 2012-2013 </text:p>
      <text:p text:style-name="P4">Monitoring the Runners and Riders</text:p>
      <text:p text:style-name="Subtitle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me: Christopher Savill</text:p>
      <text:p text:style-name="P1">Student ID: 110122180</text:p>
      <text:p text:style-name="P1">E-mail: chs17@aber.ac.uk</text:p>
      <text:p text:style-name="P1">Module Code: CS23710</text:p>
      <text:p text:style-name="P1">Module Name: C and Unix Programming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</text:index-body>
      </text:table-of-content>
      <text:p text:style-name="P1"/>
      <text:h text:style-name="P2" text:outline-level="1">Design Decisions:</text:h>
      <text:p text:style-name="Text_20_body"/>
      <text:p text:style-name="Text_20_body"/>
      <text:h text:style-name="P2" text:outline-level="1">Build Outputs</text:h>
      <text:p text:style-name="Text_20_body"/>
      <text:h text:style-name="Heading_20_2" text:outline-level="2">Main Mission:</text:h>
      <text:p text:style-name="P8"><text:span text:style-name="T2">dmake: defaulting to parallel mode.</text:span></text:p>
      <text:p text:style-name="P6">See the man page dmake(1) for more information on setting up the .dmakerc</text:p>
      <text:p text:style-name="P6">file.</text:p>
      <text:p text:style-name="P6">minted --&gt; 1 job</text:p>
      <text:p text:style-name="P6">minted --&gt; 2 jobs</text:p>
      <text:p text:style-name="P6">"/opt/SUNWspro/bin/dmake" -f nbproject/Makefile-Debug.mk QMAKE=</text:p>
      <text:p text:style-name="P6">SUBPROJECTS= .clean-conf</text:p>
      <text:p text:style-name="P6">minted --&gt; 1 job</text:p>
      <text:p text:style-name="P6">rm -f -r build/Debug</text:p>
      <text:p text:style-name="P6">rm -f dist/Debug/OracleSolarisStudio-Solaris-Sparc/cs23710_main_mission</text:p>
      <text:p text:style-name="P8"/>
      <text:p text:style-name="P8"/>
      <text:p text:style-name="P6">CLEAN SUCCESSFUL (total time: 860ms)</text:p>
      <text:p text:style-name="P8"/>
      <text:p text:style-name="P6">dmake: defaulting to parallel mode.</text:p>
      <text:p text:style-name="P6">See the man page dmake(1) for more information on setting up the .dmakerc</text:p>
      <text:p text:style-name="P6">file.</text:p>
      <text:p text:style-name="P6">"/opt/SUNWspro/bin/dmake" -f nbproject/Makefile-Debug.mk QMAKE=</text:p>
      <text:p text:style-name="P6">SUBPROJECTS= .build-conf</text:p>
      <text:p text:style-name="P6">"/opt/SUNWspro/bin/dmake" <text:s/>-f nbproject/Makefile-Debug.mk</text:p>
      <text:p text:style-name="P6">dist/Debug/OracleSolarisStudio-Solaris-Sparc/cs23710_main_mission</text:p>
      <text:p text:style-name="P6">mkdir -p build/Debug/OracleSolarisStudio-Solaris-Sparc</text:p>
      <text:p text:style-name="P6">cc <text:s text:c="2"/>-c -g -o build/Debug/OracleSolarisStudio-Solaris-Sparc/loader.o loader.c</text:p>
      <text:p text:style-name="P6">mkdir -p build/Debug/OracleSolarisStudio-Solaris-Sparc</text:p>
      <text:p text:style-name="P6">cc <text:s text:c="2"/>-c -g -o build/Debug/OracleSolarisStudio-Solaris-Sparc/course.o course.c</text:p>
      <text:p text:style-name="P6">mkdir -p build/Debug/OracleSolarisStudio-Solaris-Sparc</text:p>
      <text:p text:style-name="P6">cc <text:s text:c="2"/>-c -g -o build/Debug/OracleSolarisStudio-Solaris-Sparc/course.o course.c</text:p>
      <text:p text:style-name="P6">mkdir -p build/Debug/OracleSolarisStudio-Solaris-Sparc</text:p>
      <text:p text:style-name="P6">cc <text:s text:c="2"/>-c -g -o build/Debug/OracleSolarisStudio-Solaris-Sparc/competitors.o</text:p>
      <text:p text:style-name="P6">competitors.c</text:p>
      <text:p text:style-name="P6">mkdir -p build/Debug/OracleSolarisStudio-Solaris-Sparc</text:p>
      <text:p text:style-name="P6">cc <text:s text:c="2"/>-c -g -o build/Debug/OracleSolarisStudio-Solaris-Sparc/loader.o loader.c</text:p>
      <text:p text:style-name="P6">mkdir -p build/Debug/OracleSolarisStudio-Solaris-Sparc</text:p>
      <text:p text:style-name="P6">cc <text:s text:c="2"/>-c -g -o build/Debug/OracleSolarisStudio-Solaris-Sparc/nodes.o nodes.c</text:p>
      <text:p text:style-name="P6">mkdir -p build/Debug/OracleSolarisStudio-Solaris-Sparc</text:p>
      <text:p text:style-name="P6">cc <text:s text:c="2"/>-c -g -o build/Debug/OracleSolarisStudio-Solaris-Sparc/nodes.o nodes.c</text:p>
      <text:p text:style-name="P6">mkdir -p build/Debug/OracleSolarisStudio-Solaris-Sparc</text:p>
      <text:p text:style-name="P6">cc <text:s text:c="2"/>-c -g -o build/Debug/OracleSolarisStudio-Solaris-Sparc/main.o main.c</text:p>
      <text:p text:style-name="P6">mkdir -p build/Debug/OracleSolarisStudio-Solaris-Sparc</text:p>
      <text:p text:style-name="P6">cc <text:s text:c="2"/>-c -g -o build/Debug/OracleSolarisStudio-Solaris-Sparc/competitors.o</text:p>
      <text:p text:style-name="P6">competitors.c</text:p>
      <text:p text:style-name="P6">mkdir -p build/Debug/OracleSolarisStudio-Solaris-Sparc</text:p>
      <text:p text:style-name="P6">cc <text:s text:c="2"/>-c -g -o build/Debug/OracleSolarisStudio-Solaris-Sparc/event.o event.c</text:p>
      <text:p text:style-name="P6">mkdir -p build/Debug/OracleSolarisStudio-Solaris-Sparc</text:p>
      <text:p text:style-name="P6">cc <text:s text:c="2"/>-c -g -o build/Debug/OracleSolarisStudio-Solaris-Sparc/main.o main.c</text:p>
      <text:p text:style-name="P6">mkdir -p build/Debug/OracleSolarisStudio-Solaris-Sparc</text:p>
      <text:p text:style-name="P6">cc <text:s text:c="2"/>-c -g -o build/Debug/OracleSolarisStudio-Solaris-Sparc/tracks.o tracks.c</text:p>
      <text:p text:style-name="P6">mkdir -p build/Debug/OracleSolarisStudio-Solaris-Sparc</text:p>
      <text:p text:style-name="P6">cc <text:s text:c="2"/>-c -g -o build/Debug/OracleSolarisStudio-Solaris-Sparc/event.o event.c</text:p>
      <text:p text:style-name="P6">mkdir -p build/Debug/OracleSolarisStudio-Solaris-Sparc</text:p>
      <text:p text:style-name="P6"><text:soft-page-break/>cc <text:s text:c="2"/>-c -g -o build/Debug/OracleSolarisStudio-Solaris-Sparc/tracks.o tracks.c</text:p>
      <text:p text:style-name="P6">mkdir -p dist/Debug/OracleSolarisStudio-Solaris-Sparc</text:p>
      <text:p text:style-name="P6">cc <text:s text:c="3"/>-o dist/Debug/OracleSolarisStudio-Solaris-Sparc/cs23710_main_mission</text:p>
      <text:p text:style-name="P6">build/Debug/OracleSolarisStudio-Solaris-Sparc/loader.o </text:p>
      <text:p text:style-name="P6">build/Debug/OracleSolarisStudio-Solaris-Sparc/course.o </text:p>
      <text:p text:style-name="P6">build/Debug/OracleSolarisStudio-Solaris-Sparc/competitors.o </text:p>
      <text:p text:style-name="P6">build/Debug/OracleSolarisStudio-Solaris-Sparc/nodes.o </text:p>
      <text:p text:style-name="P6">build/Debug/OracleSolarisStudio-Solaris-Sparc/main.o </text:p>
      <text:p text:style-name="P6">build/Debug/OracleSolarisStudio-Solaris-Sparc/event.o </text:p>
      <text:p text:style-name="P6">build/Debug/OracleSolarisStudio-Solaris-Sparc/tracks.o</text:p>
      <text:p text:style-name="P8"/>
      <text:p text:style-name="P8"/>
      <text:p text:style-name="P9">BUILD SUCCESSFUL (total time: 3s)</text:p>
      <text:h text:style-name="Heading_20_2" text:outline-level="2">Extended Mission:</text:h>
      <text:p text:style-name="P7">"/usr/sfw/bin/gmake" -f nbproject/Makefile-Debug.mk QMAKE= SUBPROJECTS=</text:p>
      <text:p text:style-name="P6">.clean-conf</text:p>
      <text:p text:style-name="P6">gmake[1]: Entering directory `/berw/homes1/c/chs17/CS23710_Extended_Mission'</text:p>
      <text:p text:style-name="P6">rm -f -r build/Debug</text:p>
      <text:p text:style-name="P6">rm -f dist/Debug/GNU-Solaris-Sparc/cs23710_extended_mission</text:p>
      <text:p text:style-name="P6">gmake[1]: Leaving directory `/berw/homes1/c/chs17/CS23710_Extended_Mission'</text:p>
      <text:p text:style-name="P8"/>
      <text:p text:style-name="P8"/>
      <text:p text:style-name="P6">CLEAN SUCCESSFUL (total time: 465ms)</text:p>
      <text:p text:style-name="P8"/>
      <text:p text:style-name="P6">"/usr/sfw/bin/gmake" -f nbproject/Makefile-Debug.mk QMAKE= SUBPROJECTS=</text:p>
      <text:p text:style-name="P6">.build-conf</text:p>
      <text:p text:style-name="P6">gmake[1]: Entering directory `/berw/homes1/c/chs17/CS23710_Extended_Mission'</text:p>
      <text:p text:style-name="P6">"/usr/sfw/bin/gmake" <text:s/>-f nbproject/Makefile-Debug.mk</text:p>
      <text:p text:style-name="P6">dist/Debug/GNU-Solaris-Sparc/cs23710_extended_mission</text:p>
      <text:p text:style-name="P6">gmake[2]: Entering directory `/berw/homes1/c/chs17/CS23710_Extended_Mission'</text:p>
      <text:p text:style-name="P6">mkdir -p build/Debug/GNU-Solaris-Sparc</text:p>
      <text:p text:style-name="P6">rm -f build/Debug/GNU-Solaris-Sparc/loader.o.d</text:p>
      <text:p text:style-name="P6">gcc <text:s text:c="3"/>-c -g -MMD -MP -MF build/Debug/GNU-Solaris-Sparc/loader.o.d -o</text:p>
      <text:p text:style-name="P6">build/Debug/GNU-Solaris-Sparc/loader.o loader.c</text:p>
      <text:p text:style-name="P6">mkdir -p build/Debug/GNU-Solaris-Sparc</text:p>
      <text:p text:style-name="P6">rm -f build/Debug/GNU-Solaris-Sparc/course.o.d</text:p>
      <text:p text:style-name="P6">gcc <text:s text:c="3"/>-c -g -MMD -MP -MF build/Debug/GNU-Solaris-Sparc/course.o.d -o</text:p>
      <text:p text:style-name="P6">build/Debug/GNU-Solaris-Sparc/course.o course.c</text:p>
      <text:p text:style-name="P6">mkdir -p build/Debug/GNU-Solaris-Sparc</text:p>
      <text:p text:style-name="P6">rm -f build/Debug/GNU-Solaris-Sparc/competitors.o.d</text:p>
      <text:p text:style-name="P6">gcc <text:s text:c="3"/>-c -g -MMD -MP -MF build/Debug/GNU-Solaris-Sparc/competitors.o.d -o</text:p>
      <text:p text:style-name="P6">build/Debug/GNU-Solaris-Sparc/competitors.o competitors.c</text:p>
      <text:p text:style-name="P6">mkdir -p build/Debug/GNU-Solaris-Sparc</text:p>
      <text:p text:style-name="P6">rm -f build/Debug/GNU-Solaris-Sparc/nodes.o.d</text:p>
      <text:p text:style-name="P6">gcc <text:s text:c="3"/>-c -g -MMD -MP -MF build/Debug/GNU-Solaris-Sparc/nodes.o.d -o</text:p>
      <text:p text:style-name="P6">build/Debug/GNU-Solaris-Sparc/nodes.o nodes.c</text:p>
      <text:p text:style-name="P6">mkdir -p build/Debug/GNU-Solaris-Sparc</text:p>
      <text:p text:style-name="P6">rm -f build/Debug/GNU-Solaris-Sparc/main.o.d</text:p>
      <text:p text:style-name="P6">gcc <text:s text:c="3"/>-c -g -MMD -MP -MF build/Debug/GNU-Solaris-Sparc/main.o.d -o</text:p>
      <text:p text:style-name="P6">build/Debug/GNU-Solaris-Sparc/main.o main.c</text:p>
      <text:p text:style-name="P6">mkdir -p build/Debug/GNU-Solaris-Sparc</text:p>
      <text:p text:style-name="P6">rm -f build/Debug/GNU-Solaris-Sparc/event.o.d</text:p>
      <text:p text:style-name="P6">gcc <text:s text:c="3"/>-c -g -MMD -MP -MF build/Debug/GNU-Solaris-Sparc/event.o.d -o</text:p>
      <text:p text:style-name="P6">build/Debug/GNU-Solaris-Sparc/event.o event.c</text:p>
      <text:p text:style-name="P6">mkdir -p build/Debug/GNU-Solaris-Sparc</text:p>
      <text:p text:style-name="P6"><text:soft-page-break/>rm -f build/Debug/GNU-Solaris-Sparc/tracks.o.d</text:p>
      <text:p text:style-name="P6">gcc <text:s text:c="3"/>-c -g -MMD -MP -MF build/Debug/GNU-Solaris-Sparc/tracks.o.d -o</text:p>
      <text:p text:style-name="P6">build/Debug/GNU-Solaris-Sparc/tracks.o tracks.c</text:p>
      <text:p text:style-name="P6">mkdir -p dist/Debug/GNU-Solaris-Sparc</text:p>
      <text:p text:style-name="P6">gcc <text:s text:c="4"/>-o dist/Debug/GNU-Solaris-Sparc/cs23710_extended_mission</text:p>
      <text:p text:style-name="P6">build/Debug/GNU-Solaris-Sparc/loader.o</text:p>
      <text:p text:style-name="P6">build/Debug/GNU-Solaris-Sparc/course.o</text:p>
      <text:p text:style-name="P6">build/Debug/GNU-Solaris-Sparc/competitors.o</text:p>
      <text:p text:style-name="P6">build/Debug/GNU-Solaris-Sparc/nodes.o build/Debug/GNU-Solaris-Sparc/main.o</text:p>
      <text:p text:style-name="P6">build/Debug/GNU-Solaris-Sparc/event.o</text:p>
      <text:p text:style-name="P6">build/Debug/GNU-Solaris-Sparc/tracks.o</text:p>
      <text:p text:style-name="P6">gmake[2]: Leaving directory `/berw/homes1/c/chs17/CS23710_Extended_Mission'</text:p>
      <text:p text:style-name="P6">gmake[1]: Leaving directory `/berw/homes1/c/chs17/CS23710_Extended_Mission'</text:p>
      <text:p text:style-name="P8"/>
      <text:p text:style-name="P8"/>
      <text:p text:style-name="P10"><text:span text:style-name="T2">BUILD SUCCESSFUL (total time: 3s)</text:span></text:p>
      <text:h text:style-name="P2" text:outline-level="1">Main Mission Run-through</text:h>
      <text:p text:style-name="Text_20_body"/>
      <text:p text:style-name="Text_20_body"/>
      <text:h text:style-name="P2" text:outline-level="1">Extended Mission Run-through</text:h>
      <text:p text:style-name="Text_20_body"/>
      <text:p text:style-name="Text_20_body"/>
      <text:h text:style-name="P2" text:outline-level="1">Main Mission Source Code</text:h>
      <text:p text:style-name="Text_20_body"/>
      <text:p text:style-name="Text_20_body"/>
      <text:h text:style-name="P2" text:outline-level="1">Extended Mission Source Code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ohit Hindi1" svg:font-family="'Lohit Hindi'"/>
    <style:font-face style:name="verdana" svg:font-family="verdana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fo:line-height="100%"/>
      <style:text-properties style:font-name="Times New Roman" fo:font-size="12pt" style:font-size-asian="12pt" style:language-asian="en" style:country-asian="GB" style:font-size-complex="12pt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fo:line-height="100%" fo:orphans="2" fo:widows="2" style:writing-mode="lr-tb"/>
      <style:text-properties style:use-window-font-color="tru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fo:font-size="26pt" fo:letter-spacing="0.009cm" style:letter-kerning="true" style:font-size-asian="26pt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fo:font-size="10pt" style:font-size-asian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3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/>
        <style:text-properties fo:font-family="Wingdings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hris Savill – chs17<text:tab/><text:tab/>CS23710: C and UNIX Programming</text:p>
      </style:header>
      <style:footer>
        <text:p text:style-name="Footer">Student ID: 110122180<text:tab/><text:tab/>Page <text:span text:style-name="MT1"><text:page-number style:num-format="1" text:select-page="current">10</text:page-number></text:span> of <text:span text:style-name="MT1"><text:page-count style:num-format="1">10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editing-cycles>8</meta:editing-cycles>
    <meta:creation-date>2012-12-06T20:13:54</meta:creation-date>
    <meta:editing-duration>PT9M32S</meta:editing-duration>
    <meta:generator>LibreOffice/3.6$Linux_x86 LibreOffice_project/360m1$Build-2</meta:generator>
    <meta:initial-creator>Chris Savill</meta:initial-creator>
    <dc:date>2012-12-07T12:53:34</dc:date>
    <dc:creator>Chris Savill</dc:creator>
    <meta:document-statistic meta:table-count="0" meta:image-count="0" meta:object-count="0" meta:page-count="10" meta:paragraph-count="128" meta:word-count="474" meta:character-count="6185" meta:non-whitespace-character-count="57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